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2A000000435113D0E7277FC5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hatch" draw:fill-hatch-name="Black_20_-45_20_Degrees" draw:textarea-horizontal-align="justify" draw:textarea-vertical-align="middle" draw:auto-grow-height="false" fo:min-height="1.694cm" fo:min-width="7.901cm"/>
    </style:style>
    <style:style style:name="gr2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 fo:min-height="1.186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329cm" fo:min-width="0cm"/>
    </style:style>
    <style:style style:name="gr4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376cm" fo:min-width="0cm"/>
    </style:style>
    <style:style style:name="gr5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2.036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0.29cm"/>
    </style:style>
    <style:style style:name="gr8" style:family="graphic" style:parent-style-name="objectwithoutfill">
      <style:graphic-properties draw:stroke="dash" draw:stroke-dash="Fine_20_Dashed" draw:fill="none" draw:textarea-vertical-align="middl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svg:stroke-color="#666666" draw:marker-start="Symmetric_20_Arrow" draw:marker-end="Symmetric_20_Arrow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1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2cm" fo:min-width="0cm"/>
    </style:style>
    <style:style style:name="gr14" style:family="graphic" style:parent-style-name="objectwithoutfill">
      <style:graphic-properties svg:stroke-width="0.028cm" svg:stroke-color="#666666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19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0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.26cm"/>
    </style:style>
    <style:style style:name="P1" style:family="paragraph">
      <loext:graphic-properties draw:fill="hatch" draw:fill-hatch-name="Black_20_-45_20_Degrees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style:font-name="LM Roman 12" fo:font-size="18pt" fo:font-style="normal" fo:font-weight="bold" style:font-style-asian="normal" style:font-weight-asian="bold" style:font-style-complex="normal" style:font-weight-complex="bold"/>
    </style:style>
    <style:style style:name="P6" style:family="paragraph">
      <loext:graphic-properties draw:fill="none" draw:fill-color="#ffffff"/>
      <style:text-properties fo:color="#666666" style:font-name="LM Roman 12" fo:font-size="12pt" fo:font-style="italic" style:font-size-asian="12pt" style:font-style-asian="italic" style:font-size-complex="12pt" style:font-style-complex="italic"/>
    </style:style>
    <style:style style:name="T1" style:family="text">
      <style:text-properties style:font-name="LM Roman 12" fo:font-size="18pt"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color="#666666" style:font-name="LM Roman 12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401cm" svg:height="1.944cm" draw:transform="rotate (-3.14141812066459) translate (11.451cm 2.662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3.8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4.6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5.4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6.2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7.0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7.8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8.6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9.469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10.268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" draw:text-style-name="P2" draw:layer="layout" svg:width="0.419cm" svg:height="1.436cm" draw:transform="rotate (-3.14141812066459) translate (11.069cm 2.67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3.8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4.6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5.4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6.2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7.0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7.8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4" draw:text-style-name="P2" draw:layer="layout" svg:width="0.419cm" svg:height="1.626cm" draw:transform="rotate (-3.14141812066459) translate (8.669cm 2.88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9.47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10.269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3" draw:text-style-name="P2" draw:layer="layout" svg:width="0.419cm" svg:height="1.579cm" draw:transform="rotate (-3.14141812066459) translate (11.07cm 2.8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0.419cm" svg:height="2.286cm" draw:transform="rotate (-3.14141812066459) translate (3.07cm 2.813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0.419cm" svg:height="2.286cm" draw:transform="rotate (-3.14141812066459) translate (11.833cm 2.813cm)">
          <text:p/>
          <draw:enhanced-geometry svg:viewBox="0 0 21600 21600" draw:mirror-vertical="true" draw:type="rectangle" draw:enhanced-path="M 0 0 L 21600 0 21600 21600 0 21600 0 0 Z N"/>
        </draw:custom-shape>
        <draw:line draw:style-name="gr6" draw:text-style-name="P3" draw:layer="layout" svg:x1="6.068cm" svg:y1="7.349cm" svg:x2="7.643cm" svg:y2="3.935cm">
          <text:p/>
        </draw:line>
        <draw:frame draw:style-name="gr7" draw:text-style-name="P5" draw:layer="layout" svg:width="0.879cm" svg:height="1.157cm" svg:x="6.83cm" svg:y="5.319cm">
          <draw:text-box>
            <text:p text:style-name="P4"><text:span text:style-name="T1">k</text:span></text:p>
          </draw:text-box>
        </draw:frame>
        <draw:line draw:style-name="gr8" draw:text-style-name="P3" draw:layer="layout" svg:x1="6.068cm" svg:y1="7.35cm" svg:x2="6.087cm" svg:y2="3.927cm">
          <text:p/>
        </draw:line>
        <draw:path draw:style-name="gr9" draw:text-style-name="P3" draw:layer="layout" svg:width="0.432cm" svg:height="0.247cm" draw:transform="rotate (-0.721519112774456) translate (6.2451318573526cm 5.966111188883cm)" svg:viewBox="0 0 433 248" svg:d="M433 4c-74-11-153 2-216 42-55 36-108 75-156 121l-42 37-19 44">
          <text:p/>
        </draw:path>
        <draw:frame draw:style-name="gr10" draw:text-style-name="P3" draw:layer="layout" svg:width="0.298cm" svg:height="0.478cm" svg:x="6.278cm" svg:y="5.481cm">
          <draw:image xlink:href="Pictures/100002010000002A000000435113D0E7277FC57A.png" xlink:type="simple" xlink:show="embed" xlink:actuate="onLoad">
            <text:p/>
          </draw:image>
        </draw:frame>
        <draw:line draw:style-name="gr11" draw:text-style-name="P3" draw:layer="layout" svg:x1="9.85cm" svg:y1="3.541cm" svg:x2="10.651cm" svg:y2="3.541cm">
          <text:p/>
        </draw:line>
        <draw:line draw:style-name="gr11" draw:text-style-name="P3" draw:layer="layout" svg:x1="9.85cm" svg:y1="2.849cm" svg:x2="10.27cm" svg:y2="2.849cm">
          <text:p/>
        </draw:line>
        <draw:frame draw:style-name="gr12" draw:text-style-name="P6" draw:layer="layout" svg:width="0.714cm" svg:height="0.852cm" svg:x="9.847cm" svg:y="3.267cm">
          <draw:text-box>
            <text:p><text:span text:style-name="T2">a</text:span></text:p>
          </draw:text-box>
        </draw:frame>
        <draw:frame draw:style-name="gr13" draw:text-style-name="P6" draw:layer="layout" svg:width="0.481cm" svg:height="0.852cm" svg:x="9.699cm" svg:y="2.67cm">
          <draw:text-box>
            <text:p><text:span text:style-name="T2">b</text:span></text:p>
          </draw:text-box>
        </draw:frame>
        <draw:line draw:style-name="gr14" draw:text-style-name="P3" draw:layer="layout" svg:x1="6.647cm" svg:y1="2.665cm" svg:x2="6.647cm" svg:y2="0.467cm">
          <text:p/>
        </draw:line>
        <draw:line draw:style-name="gr14" draw:text-style-name="P3" draw:layer="layout" svg:x1="6.647cm" svg:y1="2.665cm" svg:x2="8.845cm" svg:y2="2.665cm">
          <text:p/>
        </draw:line>
        <draw:frame draw:style-name="gr15" draw:text-style-name="P6" draw:layer="layout" svg:width="0.693cm" svg:height="0.852cm" svg:x="7.715cm" svg:y="1.907cm">
          <draw:text-box>
            <text:p><text:span text:style-name="T2">x</text:span></text:p>
          </draw:text-box>
        </draw:frame>
        <draw:frame draw:style-name="gr16" draw:text-style-name="P6" draw:layer="layout" svg:width="0.705cm" svg:height="0.852cm" svg:x="5.978cm" svg:y="0.706cm">
          <draw:text-box>
            <text:p><text:span text:style-name="T2">y</text:span></text:p>
          </draw:text-box>
        </draw:frame>
        <draw:line draw:style-name="gr11" draw:text-style-name="P3" draw:layer="layout" svg:x1="10.779cm" svg:y1="2.677cm" svg:x2="10.779cm" svg:y2="1.229cm">
          <text:p/>
        </draw:line>
        <draw:frame draw:style-name="gr17" draw:text-style-name="P6" draw:layer="layout" svg:width="0.76cm" svg:height="0.852cm" svg:x="10.527cm" svg:y="1.545cm">
          <draw:text-box>
            <text:p><text:span text:style-name="T2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2" svg:font-family="'LM Roman 12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07T16:29:56.392649265</meta:creation-date>
    <dc:date>2023-10-01T10:05:13.358664419</dc:date>
    <meta:editing-duration>PT14M20S</meta:editing-duration>
    <meta:editing-cycles>9</meta:editing-cycles>
    <meta:generator>LibreOffice/6.0.7.3$Linux_X86_64 LibreOffice_project/00m0$Build-3</meta:generator>
    <meta:document-statistic meta:object-count="38"/>
  </office:meta>
</office:document-meta>
</file>